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2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f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float" office:value="0.5">
            <text:p>0,5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office:value-type="string">
            <text:p>winkel-real</text:p>
          </table:table-cell>
          <table:table-cell table:style-name="ce4" office:value-type="string" table:number-columns-spanned="5" table:number-rows-spanned="1">
            <text:p>abstand-bild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gnomonisch</text:p>
          </table:table-cell>
          <table:table-cell table:style-name="Default" office:value-type="string">
            <text:p>winkeltreu</text:p>
          </table:table-cell>
          <table:table-cell table:style-name="Default" office:value-type="string">
            <text:p>äquidistant</text:p>
          </table:table-cell>
          <table:table-cell table:style-name="Default" office:value-type="string">
            <text:p>flächentreu</text:p>
          </table:table-cell>
          <table:table-cell table:style-name="Default" office:value-type="string">
            <text:p>orthographisch</text:p>
          </table:table-cell>
          <table:table-cell>
            <draw:frame table:end-cell-address="Tabelle1.O26" table:end-x="1.235cm" table:end-y="0.027cm" draw:z-index="0" draw:style-name="gr1" svg:width="15.985cm" svg:height="9.874cm" svg:x="1.057cm" svg:y="0.05cm">
              <draw:object draw:notify-on-update-of-ranges="Tabelle1.B5:Tabelle1.B24 Tabelle1.C4:Tabelle1.C4 Tabelle1.C5:Tabelle1.C13 Tabelle1.D4:Tabelle1.D4 Tabelle1.D5:Tabelle1.D22 Tabelle1.E4:Tabelle1.E4 Tabelle1.E5:Tabelle1.E24 Tabelle1.F4:Tabelle1.F4 Tabelle1.F5:Tabelle1.F24 Tabelle1.G4:Tabelle1.G4 Tabelle1.G5:Tabelle1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$B$2]*TAN([.B5]/180*PI())" office:value-type="float" office:value="0">
            <text:p>0,0</text:p>
          </table:table-cell>
          <table:table-cell table:formula="of:=3*[.$B$2]*TAN([.B5]/3/180*PI())" office:value-type="float" office:value="0">
            <text:p>0,0</text:p>
          </table:table-cell>
          <table:table-cell table:formula="of:=[.$B$2]*[.B5]/180*PI()" office:value-type="float" office:value="0">
            <text:p>0,0</text:p>
          </table:table-cell>
          <table:table-cell table:formula="of:=2*[.$B$2]*SIN([.B5]/2/180*PI())" office:value-type="float" office:value="0">
            <text:p>0,0</text:p>
          </table:table-cell>
          <table:table-cell table:formula="of:=[.$B$2]*SIN([.B5]/180*PI())" office:value-type="float" office:value="0">
            <text:p>0,0</text:p>
          </table:table-cell>
          <table:table-cell table:number-columns-repeated="9"/>
        </table:table-row>
        <table:table-row table:style-name="ro1">
          <table:table-cell/>
          <table:table-cell table:formula="of:=[.B5]+10" office:value-type="float" office:value="10">
            <text:p>10</text:p>
          </table:table-cell>
          <table:table-cell table:formula="of:=[.$B$2]*TAN([.B6]/180*PI())" office:value-type="float" office:value="0.0881634903542325">
            <text:p>0,1</text:p>
          </table:table-cell>
          <table:table-cell table:formula="of:=2*[.$B$2]*TAN([.B6]/2/180*PI())" office:value-type="float" office:value="0.087488663525924">
            <text:p>0,1</text:p>
          </table:table-cell>
          <table:table-cell table:formula="of:=[.$B$2]*[.B6]/180*PI()" office:value-type="float" office:value="0.0872664625997165">
            <text:p>0,1</text:p>
          </table:table-cell>
          <table:table-cell table:formula="of:=2*[.$B$2]*SIN([.B6]/2/180*PI())" office:value-type="float" office:value="0.0871557427476582">
            <text:p>0,1</text:p>
          </table:table-cell>
          <table:table-cell table:formula="of:=[.$B$2]*SIN([.B6]/180*PI())" office:value-type="float" office:value="0.0868240888334652">
            <text:p>0,1</text:p>
          </table:table-cell>
          <table:table-cell table:number-columns-repeated="9"/>
        </table:table-row>
        <table:table-row table:style-name="ro1">
          <table:table-cell/>
          <table:table-cell table:formula="of:=[.B6]+10" office:value-type="float" office:value="20">
            <text:p>20</text:p>
          </table:table-cell>
          <table:table-cell table:formula="of:=[.$B$2]*TAN([.B7]/180*PI())" office:value-type="float" office:value="0.181985117133101">
            <text:p>0,2</text:p>
          </table:table-cell>
          <table:table-cell table:formula="of:=2*[.$B$2]*TAN([.B7]/2/180*PI())" office:value-type="float" office:value="0.176326980708465">
            <text:p>0,2</text:p>
          </table:table-cell>
          <table:table-cell table:formula="of:=[.$B$2]*[.B7]/180*PI()" office:value-type="float" office:value="0.174532925199433">
            <text:p>0,2</text:p>
          </table:table-cell>
          <table:table-cell table:formula="of:=2*[.$B$2]*SIN([.B7]/2/180*PI())" office:value-type="float" office:value="0.17364817766693">
            <text:p>0,2</text:p>
          </table:table-cell>
          <table:table-cell table:formula="of:=[.$B$2]*SIN([.B7]/180*PI())" office:value-type="float" office:value="0.171010071662834">
            <text:p>0,2</text:p>
          </table:table-cell>
          <table:table-cell table:number-columns-repeated="9"/>
        </table:table-row>
        <table:table-row table:style-name="ro1">
          <table:table-cell/>
          <table:table-cell table:formula="of:=[.B7]+10" office:value-type="float" office:value="30">
            <text:p>30</text:p>
          </table:table-cell>
          <table:table-cell table:formula="of:=[.$B$2]*TAN([.B8]/180*PI())" office:value-type="float" office:value="0.288675134594813">
            <text:p>0,3</text:p>
          </table:table-cell>
          <table:table-cell table:formula="of:=2*[.$B$2]*TAN([.B8]/2/180*PI())" office:value-type="float" office:value="0.267949192431123">
            <text:p>0,3</text:p>
          </table:table-cell>
          <table:table-cell table:formula="of:=[.$B$2]*[.B8]/180*PI()" office:value-type="float" office:value="0.261799387799149">
            <text:p>0,3</text:p>
          </table:table-cell>
          <table:table-cell table:formula="of:=2*[.$B$2]*SIN([.B8]/2/180*PI())" office:value-type="float" office:value="0.258819045102521">
            <text:p>0,3</text:p>
          </table:table-cell>
          <table:table-cell table:formula="of:=[.$B$2]*SIN([.B8]/180*PI())" office:value-type="float" office:value="0.25">
            <text:p>0,3</text:p>
          </table:table-cell>
          <table:table-cell table:number-columns-repeated="9"/>
        </table:table-row>
        <table:table-row table:style-name="ro1">
          <table:table-cell/>
          <table:table-cell table:formula="of:=[.B8]+10" office:value-type="float" office:value="40">
            <text:p>40</text:p>
          </table:table-cell>
          <table:table-cell table:formula="of:=[.$B$2]*TAN([.B9]/180*PI())" office:value-type="float" office:value="0.41954981558864">
            <text:p>0,4</text:p>
          </table:table-cell>
          <table:table-cell table:formula="of:=2*[.$B$2]*TAN([.B9]/2/180*PI())" office:value-type="float" office:value="0.363970234266202">
            <text:p>0,4</text:p>
          </table:table-cell>
          <table:table-cell table:formula="of:=[.$B$2]*[.B9]/180*PI()" office:value-type="float" office:value="0.349065850398866">
            <text:p>0,3</text:p>
          </table:table-cell>
          <table:table-cell table:formula="of:=2*[.$B$2]*SIN([.B9]/2/180*PI())" office:value-type="float" office:value="0.342020143325669">
            <text:p>0,3</text:p>
          </table:table-cell>
          <table:table-cell table:formula="of:=[.$B$2]*SIN([.B9]/180*PI())" office:value-type="float" office:value="0.32139380484327">
            <text:p>0,3</text:p>
          </table:table-cell>
          <table:table-cell table:number-columns-repeated="9"/>
        </table:table-row>
        <table:table-row table:style-name="ro1">
          <table:table-cell/>
          <table:table-cell table:formula="of:=[.B9]+10" office:value-type="float" office:value="50">
            <text:p>50</text:p>
          </table:table-cell>
          <table:table-cell table:formula="of:=[.$B$2]*TAN([.B10]/180*PI())" office:value-type="float" office:value="0.595876796297105">
            <text:p>0,6</text:p>
          </table:table-cell>
          <table:table-cell table:formula="of:=2*[.$B$2]*TAN([.B10]/2/180*PI())" office:value-type="float" office:value="0.466307658154999">
            <text:p>0,5</text:p>
          </table:table-cell>
          <table:table-cell table:formula="of:=[.$B$2]*[.B10]/180*PI()" office:value-type="float" office:value="0.436332312998582">
            <text:p>0,4</text:p>
          </table:table-cell>
          <table:table-cell table:formula="of:=2*[.$B$2]*SIN([.B10]/2/180*PI())" office:value-type="float" office:value="0.422618261740699">
            <text:p>0,4</text:p>
          </table:table-cell>
          <table:table-cell table:formula="of:=[.$B$2]*SIN([.B10]/180*PI())" office:value-type="float" office:value="0.383022221559489">
            <text:p>0,4</text:p>
          </table:table-cell>
          <table:table-cell table:number-columns-repeated="9"/>
        </table:table-row>
        <table:table-row table:style-name="ro1">
          <table:table-cell/>
          <table:table-cell table:formula="of:=[.B10]+10" office:value-type="float" office:value="60">
            <text:p>60</text:p>
          </table:table-cell>
          <table:table-cell table:formula="of:=[.$B$2]*TAN([.B11]/180*PI())" office:value-type="float" office:value="0.866025403784438">
            <text:p>0,9</text:p>
          </table:table-cell>
          <table:table-cell table:formula="of:=2*[.$B$2]*TAN([.B11]/2/180*PI())" office:value-type="float" office:value="0.577350269189626">
            <text:p>0,6</text:p>
          </table:table-cell>
          <table:table-cell table:formula="of:=[.$B$2]*[.B11]/180*PI()" office:value-type="float" office:value="0.523598775598299">
            <text:p>0,5</text:p>
          </table:table-cell>
          <table:table-cell table:formula="of:=2*[.$B$2]*SIN([.B11]/2/180*PI())" office:value-type="float" office:value="0.5">
            <text:p>0,5</text:p>
          </table:table-cell>
          <table:table-cell table:formula="of:=[.$B$2]*SIN([.B11]/180*PI())" office:value-type="float" office:value="0.433012701892219">
            <text:p>0,4</text:p>
          </table:table-cell>
          <table:table-cell table:number-columns-repeated="9"/>
        </table:table-row>
        <table:table-row table:style-name="ro1">
          <table:table-cell/>
          <table:table-cell table:formula="of:=[.B11]+10" office:value-type="float" office:value="70">
            <text:p>70</text:p>
          </table:table-cell>
          <table:table-cell table:formula="of:=[.$B$2]*TAN([.B12]/180*PI())" office:value-type="float" office:value="1.37373870972731">
            <text:p>1,4</text:p>
          </table:table-cell>
          <table:table-cell table:formula="of:=2*[.$B$2]*TAN([.B12]/2/180*PI())" office:value-type="float" office:value="0.70020753820971">
            <text:p>0,7</text:p>
          </table:table-cell>
          <table:table-cell table:formula="of:=[.$B$2]*[.B12]/180*PI()" office:value-type="float" office:value="0.610865238198015">
            <text:p>0,6</text:p>
          </table:table-cell>
          <table:table-cell table:formula="of:=2*[.$B$2]*SIN([.B12]/2/180*PI())" office:value-type="float" office:value="0.573576436351046">
            <text:p>0,6</text:p>
          </table:table-cell>
          <table:table-cell table:formula="of:=[.$B$2]*SIN([.B12]/180*PI())" office:value-type="float" office:value="0.469846310392954">
            <text:p>0,5</text:p>
          </table:table-cell>
          <table:table-cell table:number-columns-repeated="9"/>
        </table:table-row>
        <table:table-row table:style-name="ro1">
          <table:table-cell/>
          <table:table-cell table:formula="of:=[.B12]+10" office:value-type="float" office:value="80">
            <text:p>80</text:p>
          </table:table-cell>
          <table:table-cell table:formula="of:=[.$B$2]*TAN([.B13]/180*PI())" office:value-type="float" office:value="2.83564090980885">
            <text:p>2,8</text:p>
          </table:table-cell>
          <table:table-cell table:formula="of:=2*[.$B$2]*TAN([.B13]/2/180*PI())" office:value-type="float" office:value="0.83909963117728">
            <text:p>0,8</text:p>
          </table:table-cell>
          <table:table-cell table:formula="of:=[.$B$2]*[.B13]/180*PI()" office:value-type="float" office:value="0.698131700797732">
            <text:p>0,7</text:p>
          </table:table-cell>
          <table:table-cell table:formula="of:=2*[.$B$2]*SIN([.B13]/2/180*PI())" office:value-type="float" office:value="0.642787609686539">
            <text:p>0,6</text:p>
          </table:table-cell>
          <table:table-cell table:formula="of:=[.$B$2]*SIN([.B13]/180*PI())" office:value-type="float" office:value="0.492403876506104">
            <text:p>0,5</text:p>
          </table:table-cell>
          <table:table-cell table:number-columns-repeated="9"/>
        </table:table-row>
        <table:table-row table:style-name="ro1">
          <table:table-cell/>
          <table:table-cell table:formula="of:=[.B13]+10" office:value-type="float" office:value="90">
            <text:p>90</text:p>
          </table:table-cell>
          <table:table-cell table:formula="of:=[.$B$2]*TAN([.B14]/180*PI())" office:value-type="float" office:value="8.16588936419192E+015">
            <text:p>8165889364191920,0</text:p>
          </table:table-cell>
          <table:table-cell table:formula="of:=2*[.$B$2]*TAN([.B14]/2/180*PI())" office:value-type="float" office:value="1">
            <text:p>1,0</text:p>
          </table:table-cell>
          <table:table-cell table:formula="of:=[.$B$2]*[.B14]/180*PI()" office:value-type="float" office:value="0.785398163397448">
            <text:p>0,8</text:p>
          </table:table-cell>
          <table:table-cell table:formula="of:=2*[.$B$2]*SIN([.B14]/2/180*PI())" office:value-type="float" office:value="0.707106781186547">
            <text:p>0,7</text:p>
          </table:table-cell>
          <table:table-cell table:formula="of:=[.$B$2]*SIN([.B14]/180*PI())" office:value-type="float" office:value="0.5">
            <text:p>0,5</text:p>
          </table:table-cell>
          <table:table-cell table:number-columns-repeated="9"/>
        </table:table-row>
        <table:table-row table:style-name="ro1">
          <table:table-cell/>
          <table:table-cell table:formula="of:=[.B14]+10" office:value-type="float" office:value="100">
            <text:p>100</text:p>
          </table:table-cell>
          <table:table-cell table:formula="of:=[.$B$2]*TAN([.B15]/180*PI())" office:value-type="float" office:value="-2.83564090980886">
            <text:p>-2,8</text:p>
          </table:table-cell>
          <table:table-cell table:formula="of:=2*[.$B$2]*TAN([.B15]/2/180*PI())" office:value-type="float" office:value="1.19175359259421">
            <text:p>1,2</text:p>
          </table:table-cell>
          <table:table-cell table:formula="of:=[.$B$2]*[.B15]/180*PI()" office:value-type="float" office:value="0.872664625997165">
            <text:p>0,9</text:p>
          </table:table-cell>
          <table:table-cell table:formula="of:=2*[.$B$2]*SIN([.B15]/2/180*PI())" office:value-type="float" office:value="0.766044443118978">
            <text:p>0,8</text:p>
          </table:table-cell>
          <table:table-cell table:formula="of:=[.$B$2]*SIN([.B15]/180*PI())" office:value-type="float" office:value="0.492403876506104">
            <text:p>0,5</text:p>
          </table:table-cell>
          <table:table-cell table:number-columns-repeated="9"/>
        </table:table-row>
        <table:table-row table:style-name="ro1">
          <table:table-cell/>
          <table:table-cell table:formula="of:=[.B15]+10" office:value-type="float" office:value="110">
            <text:p>110</text:p>
          </table:table-cell>
          <table:table-cell table:formula="of:=[.$B$2]*TAN([.B16]/180*PI())" office:value-type="float" office:value="-1.37373870972731">
            <text:p>-1,4</text:p>
          </table:table-cell>
          <table:table-cell table:formula="of:=2*[.$B$2]*TAN([.B16]/2/180*PI())" office:value-type="float" office:value="1.42814800674211">
            <text:p>1,4</text:p>
          </table:table-cell>
          <table:table-cell table:formula="of:=[.$B$2]*[.B16]/180*PI()" office:value-type="float" office:value="0.959931088596881">
            <text:p>1,0</text:p>
          </table:table-cell>
          <table:table-cell table:formula="of:=2*[.$B$2]*SIN([.B16]/2/180*PI())" office:value-type="float" office:value="0.819152044288992">
            <text:p>0,8</text:p>
          </table:table-cell>
          <table:table-cell table:formula="of:=[.$B$2]*SIN([.B16]/180*PI())" office:value-type="float" office:value="0.469846310392954">
            <text:p>0,5</text:p>
          </table:table-cell>
          <table:table-cell table:number-columns-repeated="9"/>
        </table:table-row>
        <table:table-row table:style-name="ro1">
          <table:table-cell/>
          <table:table-cell table:formula="of:=[.B16]+10" office:value-type="float" office:value="120">
            <text:p>120</text:p>
          </table:table-cell>
          <table:table-cell table:formula="of:=[.$B$2]*TAN([.B17]/180*PI())" office:value-type="float" office:value="-0.866025403784439">
            <text:p>-0,9</text:p>
          </table:table-cell>
          <table:table-cell table:formula="of:=2*[.$B$2]*TAN([.B17]/2/180*PI())" office:value-type="float" office:value="1.73205080756888">
            <text:p>1,7</text:p>
          </table:table-cell>
          <table:table-cell table:formula="of:=[.$B$2]*[.B17]/180*PI()" office:value-type="float" office:value="1.0471975511966">
            <text:p>1,0</text:p>
          </table:table-cell>
          <table:table-cell table:formula="of:=2*[.$B$2]*SIN([.B17]/2/180*PI())" office:value-type="float" office:value="0.866025403784439">
            <text:p>0,9</text:p>
          </table:table-cell>
          <table:table-cell table:formula="of:=[.$B$2]*SIN([.B17]/180*PI())" office:value-type="float" office:value="0.433012701892219">
            <text:p>0,4</text:p>
          </table:table-cell>
          <table:table-cell table:number-columns-repeated="9"/>
        </table:table-row>
        <table:table-row table:style-name="ro1">
          <table:table-cell/>
          <table:table-cell table:formula="of:=[.B17]+10" office:value-type="float" office:value="130">
            <text:p>130</text:p>
          </table:table-cell>
          <table:table-cell table:formula="of:=[.$B$2]*TAN([.B18]/180*PI())" office:value-type="float" office:value="-0.595876796297105">
            <text:p>-0,6</text:p>
          </table:table-cell>
          <table:table-cell table:formula="of:=2*[.$B$2]*TAN([.B18]/2/180*PI())" office:value-type="float" office:value="2.14450692050956">
            <text:p>2,1</text:p>
          </table:table-cell>
          <table:table-cell table:formula="of:=[.$B$2]*[.B18]/180*PI()" office:value-type="float" office:value="1.13446401379631">
            <text:p>1,1</text:p>
          </table:table-cell>
          <table:table-cell table:formula="of:=2*[.$B$2]*SIN([.B18]/2/180*PI())" office:value-type="float" office:value="0.90630778703665">
            <text:p>0,9</text:p>
          </table:table-cell>
          <table:table-cell table:formula="of:=[.$B$2]*SIN([.B18]/180*PI())" office:value-type="float" office:value="0.383022221559489">
            <text:p>0,4</text:p>
          </table:table-cell>
          <table:table-cell table:number-columns-repeated="9"/>
        </table:table-row>
        <table:table-row table:style-name="ro1">
          <table:table-cell/>
          <table:table-cell table:formula="of:=[.B18]+10" office:value-type="float" office:value="140">
            <text:p>140</text:p>
          </table:table-cell>
          <table:table-cell table:formula="of:=[.$B$2]*TAN([.B19]/180*PI())" office:value-type="float" office:value="-0.41954981558864">
            <text:p>-0,4</text:p>
          </table:table-cell>
          <table:table-cell table:formula="of:=2*[.$B$2]*TAN([.B19]/2/180*PI())" office:value-type="float" office:value="2.74747741945462">
            <text:p>2,7</text:p>
          </table:table-cell>
          <table:table-cell table:formula="of:=[.$B$2]*[.B19]/180*PI()" office:value-type="float" office:value="1.22173047639603">
            <text:p>1,2</text:p>
          </table:table-cell>
          <table:table-cell table:formula="of:=2*[.$B$2]*SIN([.B19]/2/180*PI())" office:value-type="float" office:value="0.939692620785908">
            <text:p>0,9</text:p>
          </table:table-cell>
          <table:table-cell table:formula="of:=[.$B$2]*SIN([.B19]/180*PI())" office:value-type="float" office:value="0.32139380484327">
            <text:p>0,3</text:p>
          </table:table-cell>
          <table:table-cell table:number-columns-repeated="9"/>
        </table:table-row>
        <table:table-row table:style-name="ro1">
          <table:table-cell/>
          <table:table-cell table:formula="of:=[.B19]+10" office:value-type="float" office:value="150">
            <text:p>150</text:p>
          </table:table-cell>
          <table:table-cell table:formula="of:=[.$B$2]*TAN([.B20]/180*PI())" office:value-type="float" office:value="-0.288675134594813">
            <text:p>-0,3</text:p>
          </table:table-cell>
          <table:table-cell table:formula="of:=2*[.$B$2]*TAN([.B20]/2/180*PI())" office:value-type="float" office:value="3.73205080756888">
            <text:p>3,7</text:p>
          </table:table-cell>
          <table:table-cell table:formula="of:=[.$B$2]*[.B20]/180*PI()" office:value-type="float" office:value="1.30899693899575">
            <text:p>1,3</text:p>
          </table:table-cell>
          <table:table-cell table:formula="of:=2*[.$B$2]*SIN([.B20]/2/180*PI())" office:value-type="float" office:value="0.965925826289068">
            <text:p>1,0</text:p>
          </table:table-cell>
          <table:table-cell table:formula="of:=[.$B$2]*SIN([.B20]/180*PI())" office:value-type="float" office:value="0.25">
            <text:p>0,3</text:p>
          </table:table-cell>
          <table:table-cell table:number-columns-repeated="9"/>
        </table:table-row>
        <table:table-row table:style-name="ro1">
          <table:table-cell/>
          <table:table-cell table:formula="of:=[.B20]+10" office:value-type="float" office:value="160">
            <text:p>160</text:p>
          </table:table-cell>
          <table:table-cell table:formula="of:=[.$B$2]*TAN([.B21]/180*PI())" office:value-type="float" office:value="-0.181985117133101">
            <text:p>-0,2</text:p>
          </table:table-cell>
          <table:table-cell table:formula="of:=2*[.$B$2]*TAN([.B21]/2/180*PI())" office:value-type="float" office:value="5.67128181961771">
            <text:p>5,7</text:p>
          </table:table-cell>
          <table:table-cell table:formula="of:=[.$B$2]*[.B21]/180*PI()" office:value-type="float" office:value="1.39626340159546">
            <text:p>1,4</text:p>
          </table:table-cell>
          <table:table-cell table:formula="of:=2*[.$B$2]*SIN([.B21]/2/180*PI())" office:value-type="float" office:value="0.984807753012208">
            <text:p>1,0</text:p>
          </table:table-cell>
          <table:table-cell table:formula="of:=[.$B$2]*SIN([.B21]/180*PI())" office:value-type="float" office:value="0.171010071662834">
            <text:p>0,2</text:p>
          </table:table-cell>
          <table:table-cell table:number-columns-repeated="9"/>
        </table:table-row>
        <table:table-row table:style-name="ro1">
          <table:table-cell/>
          <table:table-cell table:formula="of:=[.B21]+10" office:value-type="float" office:value="170">
            <text:p>170</text:p>
          </table:table-cell>
          <table:table-cell table:formula="of:=[.$B$2]*TAN([.B22]/180*PI())" office:value-type="float" office:value="-0.0881634903542327">
            <text:p>-0,1</text:p>
          </table:table-cell>
          <table:table-cell table:formula="of:=2*[.$B$2]*TAN([.B22]/2/180*PI())" office:value-type="float" office:value="11.4300523027613">
            <text:p>11,4</text:p>
          </table:table-cell>
          <table:table-cell table:formula="of:=[.$B$2]*[.B22]/180*PI()" office:value-type="float" office:value="1.48352986419518">
            <text:p>1,5</text:p>
          </table:table-cell>
          <table:table-cell table:formula="of:=2*[.$B$2]*SIN([.B22]/2/180*PI())" office:value-type="float" office:value="0.996194698091746">
            <text:p>1,0</text:p>
          </table:table-cell>
          <table:table-cell table:formula="of:=[.$B$2]*SIN([.B22]/180*PI())" office:value-type="float" office:value="0.0868240888334653">
            <text:p>0,1</text:p>
          </table:table-cell>
          <table:table-cell table:number-columns-repeated="9"/>
        </table:table-row>
        <table:table-row table:style-name="ro1">
          <table:table-cell/>
          <table:table-cell table:formula="of:=[.B22]+10" office:value-type="float" office:value="180">
            <text:p>180</text:p>
          </table:table-cell>
          <table:table-cell table:formula="of:=[.$B$2]*TAN([.B23]/180*PI())" office:value-type="float" office:value="-6.12303176911188E-017">
            <text:p>0,0</text:p>
          </table:table-cell>
          <table:table-cell table:formula="of:=2*[.$B$2]*TAN([.B23]/2/180*PI())" office:value-type="float" office:value="1.63317787283838E+016">
            <text:p>16331778728383800,0</text:p>
          </table:table-cell>
          <table:table-cell table:formula="of:=[.$B$2]*[.B23]/180*PI()" office:value-type="float" office:value="1.5707963267949">
            <text:p>1,6</text:p>
          </table:table-cell>
          <table:table-cell table:formula="of:=2*[.$B$2]*SIN([.B23]/2/180*PI())" office:value-type="float" office:value="1">
            <text:p>1,0</text:p>
          </table:table-cell>
          <table:table-cell table:formula="of:=[.$B$2]*SIN([.B23]/180*PI())" office:value-type="float" office:value="6.12303176911188E-017">
            <text:p>0,0</text:p>
          </table:table-cell>
          <table:table-cell table:number-columns-repeated="9"/>
        </table:table-row>
        <table:table-row table:style-name="ro1">
          <table:table-cell/>
          <table:table-cell table:formula="of:=[.B23]+10" office:value-type="float" office:value="190">
            <text:p>190</text:p>
          </table:table-cell>
          <table:table-cell table:formula="of:=[.$B$2]*TAN([.B24]/180*PI())" office:value-type="float" office:value="0.0881634903542325">
            <text:p>0,1</text:p>
          </table:table-cell>
          <table:table-cell table:formula="of:=2*[.$B$2]*TAN([.B24]/2/180*PI())" office:value-type="float" office:value="-11.4300523027613">
            <text:p>-11,4</text:p>
          </table:table-cell>
          <table:table-cell table:formula="of:=[.$B$2]*[.B24]/180*PI()" office:value-type="float" office:value="1.65806278939461">
            <text:p>1,7</text:p>
          </table:table-cell>
          <table:table-cell table:formula="of:=2*[.$B$2]*SIN([.B24]/2/180*PI())" office:value-type="float" office:value="0.996194698091746">
            <text:p>1,0</text:p>
          </table:table-cell>
          <table:table-cell table:formula="of:=[.$B$2]*SIN([.B24]/180*PI())" office:value-type="float" office:value="-0.0868240888334652">
            <text:p>-0,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2"/>
          <table:table-cell office:value-type="float" office:value="1">
            <text:p>1</text:p>
          </table:table-cell>
          <table:table-cell table:formula="of:=ACOS([.O30])/PI()*180" office:value-type="float" office:value="0">
            <text:p>0</text:p>
          </table:table-cell>
        </table:table-row>
        <table:table-row table:style-name="ro1">
          <table:table-cell/>
          <table:table-cell table:style-name="ce2"/>
          <table:table-cell table:style-name="ce5" office:value-type="string">
            <text:p>xrot,yrot =&gt; w,r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office:value-type="string">
            <text:p>xrot</text:p>
          </table:table-cell>
          <table:table-cell office:value-type="float" office:value="0">
            <text:p>0,0</text:p>
          </table:table-cell>
          <table:table-cell table:formula="of:=[.D32]" office:value-type="float" office:value="0">
            <text:p>0,0</text:p>
          </table:table-cell>
          <table:table-cell table:formula="of:=[.E32]" office:value-type="float" office:value="0">
            <text:p>0,0</text:p>
          </table:table-cell>
          <table:table-cell table:formula="of:=[.F32]" office:value-type="float" office:value="0">
            <text:p>0,0</text:p>
          </table:table-cell>
          <table:table-cell table:style-name="ce2" table:formula="of:=[.G32]" office:value-type="float" office:value="0">
            <text:p>0,0</text:p>
          </table:table-cell>
          <table:table-cell table:style-name="ce2" table:formula="of:=[.H32]" office:value-type="float" office:value="0">
            <text:p>0,0</text:p>
          </table:table-cell>
          <table:table-cell table:style-name="ce2" table:formula="of:=[.I32]" office:value-type="float" office:value="0">
            <text:p>0,0</text:p>
          </table:table-cell>
          <table:table-cell table:style-name="ce2" table:formula="of:=[.J32]" office:value-type="float" office:value="0">
            <text:p>0,0</text:p>
          </table:table-cell>
          <table:table-cell table:style-name="ce2" table:formula="of:=[.K32]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yrot</text:p>
          </table:table-cell>
          <table:table-cell office:value-type="float" office:value="-90">
            <text:p>-90,0</text:p>
          </table:table-cell>
          <table:table-cell table:formula="of:=[.D33]+15" office:value-type="float" office:value="-75">
            <text:p>-75,0</text:p>
          </table:table-cell>
          <table:table-cell table:formula="of:=[.E33]+15" office:value-type="float" office:value="-60">
            <text:p>-60,0</text:p>
          </table:table-cell>
          <table:table-cell table:formula="of:=[.F33]+15" office:value-type="float" office:value="-45">
            <text:p>-45,0</text:p>
          </table:table-cell>
          <table:table-cell table:style-name="ce2" table:formula="of:=[.G33]+15" office:value-type="float" office:value="-30">
            <text:p>-30,0</text:p>
          </table:table-cell>
          <table:table-cell table:style-name="ce2" table:formula="of:=[.H33]+15" office:value-type="float" office:value="-15">
            <text:p>-15,0</text:p>
          </table:table-cell>
          <table:table-cell table:style-name="ce2" table:formula="of:=[.I33]+15" office:value-type="float" office:value="0">
            <text:p>0,0</text:p>
          </table:table-cell>
          <table:table-cell table:style-name="ce2" table:formula="of:=[.J33]+15" office:value-type="float" office:value="15">
            <text:p>15,0</text:p>
          </table:table-cell>
          <table:table-cell table:style-name="ce2" table:formula="of:=[.K33]+15" office:value-type="float" office:value="30">
            <text:p>30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r</text:p>
          </table:table-cell>
          <table:table-cell office:value-type="float" office:value="10">
            <text:p>10,0</text:p>
          </table:table-cell>
          <table:table-cell table:formula="of:=[.D34]" office:value-type="float" office:value="10">
            <text:p>10,0</text:p>
          </table:table-cell>
          <table:table-cell table:formula="of:=[.E34]" office:value-type="float" office:value="10">
            <text:p>10,0</text:p>
          </table:table-cell>
          <table:table-cell table:formula="of:=[.F34]" office:value-type="float" office:value="10">
            <text:p>10,0</text:p>
          </table:table-cell>
          <table:table-cell table:style-name="ce2" table:formula="of:=[.G34]" office:value-type="float" office:value="10">
            <text:p>10,0</text:p>
          </table:table-cell>
          <table:table-cell table:style-name="ce2" table:formula="of:=[.H34]" office:value-type="float" office:value="10">
            <text:p>10,0</text:p>
          </table:table-cell>
          <table:table-cell table:style-name="ce2" table:formula="of:=[.I34]" office:value-type="float" office:value="10">
            <text:p>10,0</text:p>
          </table:table-cell>
          <table:table-cell table:style-name="ce2" table:formula="of:=[.J34]" office:value-type="float" office:value="10">
            <text:p>10,0</text:p>
          </table:table-cell>
          <table:table-cell table:style-name="ce2" table:formula="of:=[.K34]" office:value-type="float" office:value="10">
            <text:p>10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5"/>
          <table:table-cell table:style-name="ce2" table:number-columns-repeated="5"/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x</text:p>
          </table:table-cell>
          <table:table-cell table:formula="of:=SIN([.D32]/180*PI())*COS([.D33]/180*PI())*[.D34]" office:value-type="float" office:value="0">
            <text:p>0,0</text:p>
          </table:table-cell>
          <table:table-cell table:formula="of:=SIN([.E32]/180*PI())*COS([.E33]/180*PI())*[.E34]" office:value-type="float" office:value="0">
            <text:p>0,0</text:p>
          </table:table-cell>
          <table:table-cell table:formula="of:=SIN([.F32]/180*PI())*COS([.F33]/180*PI())*[.F34]" office:value-type="float" office:value="0">
            <text:p>0,0</text:p>
          </table:table-cell>
          <table:table-cell table:formula="of:=SIN([.G32]/180*PI())*COS([.G33]/180*PI())*[.G34]" office:value-type="float" office:value="0">
            <text:p>0,0</text:p>
          </table:table-cell>
          <table:table-cell table:style-name="ce2" table:formula="of:=SIN([.H32]/180*PI())*COS([.H33]/180*PI())*[.H34]" office:value-type="float" office:value="0">
            <text:p>0,0</text:p>
          </table:table-cell>
          <table:table-cell table:style-name="ce2" table:formula="of:=SIN([.I32]/180*PI())*COS([.I33]/180*PI())*[.I34]" office:value-type="float" office:value="0">
            <text:p>0,0</text:p>
          </table:table-cell>
          <table:table-cell table:style-name="ce2" table:formula="of:=SIN([.J32]/180*PI())*COS([.J33]/180*PI())*[.J34]" office:value-type="float" office:value="0">
            <text:p>0,0</text:p>
          </table:table-cell>
          <table:table-cell table:style-name="ce2" table:formula="of:=SIN([.K32]/180*PI())*COS([.K33]/180*PI())*[.K34]" office:value-type="float" office:value="0">
            <text:p>0,0</text:p>
          </table:table-cell>
          <table:table-cell table:style-name="ce2" table:formula="of:=SIN([.L32]/180*PI())*COS([.L33]/180*PI())*[.L34]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y</text:p>
          </table:table-cell>
          <table:table-cell table:formula="of:=SIN([.D33]/180*PI())*[.D34]" office:value-type="float" office:value="-10">
            <text:p>-10,0</text:p>
          </table:table-cell>
          <table:table-cell table:formula="of:=SIN([.E33]/180*PI())*[.E34]" office:value-type="float" office:value="-9.65925826289068">
            <text:p>-9,7</text:p>
          </table:table-cell>
          <table:table-cell table:formula="of:=SIN([.F33]/180*PI())*[.F34]" office:value-type="float" office:value="-8.66025403784439">
            <text:p>-8,7</text:p>
          </table:table-cell>
          <table:table-cell table:formula="of:=SIN([.G33]/180*PI())*[.G34]" office:value-type="float" office:value="-7.07106781186547">
            <text:p>-7,1</text:p>
          </table:table-cell>
          <table:table-cell table:style-name="ce2" table:formula="of:=SIN([.H33]/180*PI())*[.H34]" office:value-type="float" office:value="-5">
            <text:p>-5,0</text:p>
          </table:table-cell>
          <table:table-cell table:style-name="ce2" table:formula="of:=SIN([.I33]/180*PI())*[.I34]" office:value-type="float" office:value="-2.58819045102521">
            <text:p>-2,6</text:p>
          </table:table-cell>
          <table:table-cell table:style-name="ce2" table:formula="of:=SIN([.J33]/180*PI())*[.J34]" office:value-type="float" office:value="0">
            <text:p>0,0</text:p>
          </table:table-cell>
          <table:table-cell table:style-name="ce2" table:formula="of:=SIN([.K33]/180*PI())*[.K34]" office:value-type="float" office:value="2.58819045102521">
            <text:p>2,6</text:p>
          </table:table-cell>
          <table:table-cell table:style-name="ce2" table:formula="of:=SIN([.L33]/180*PI())*[.L34]" office:value-type="float" office:value="5">
            <text:p>5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z</text:p>
          </table:table-cell>
          <table:table-cell table:style-name="ce6" table:formula="of:=COS([.D32]/180*PI())*COS([.D33]/180*PI())*[.D34]" office:value-type="float" office:value="6.12303176911189E-016">
            <text:p>0,0</text:p>
          </table:table-cell>
          <table:table-cell table:style-name="ce6" table:formula="of:=COS([.E32]/180*PI())*COS([.E33]/180*PI())*[.E34]" office:value-type="float" office:value="2.58819045102521">
            <text:p>2,6</text:p>
          </table:table-cell>
          <table:table-cell table:style-name="ce6" table:formula="of:=COS([.F32]/180*PI())*COS([.F33]/180*PI())*[.F34]" office:value-type="float" office:value="5">
            <text:p>5,0</text:p>
          </table:table-cell>
          <table:table-cell table:style-name="ce6" table:formula="of:=COS([.G32]/180*PI())*COS([.G33]/180*PI())*[.G34]" office:value-type="float" office:value="7.07106781186548">
            <text:p>7,1</text:p>
          </table:table-cell>
          <table:table-cell table:style-name="ce6" table:formula="of:=COS([.H32]/180*PI())*COS([.H33]/180*PI())*[.H34]" office:value-type="float" office:value="8.66025403784439">
            <text:p>8,7</text:p>
          </table:table-cell>
          <table:table-cell table:style-name="ce6" table:formula="of:=COS([.I32]/180*PI())*COS([.I33]/180*PI())*[.I34]" office:value-type="float" office:value="9.65925826289068">
            <text:p>9,7</text:p>
          </table:table-cell>
          <table:table-cell table:style-name="ce6" table:formula="of:=COS([.J32]/180*PI())*COS([.J33]/180*PI())*[.J34]" office:value-type="float" office:value="10">
            <text:p>10,0</text:p>
          </table:table-cell>
          <table:table-cell table:style-name="ce6" table:formula="of:=COS([.K32]/180*PI())*COS([.K33]/180*PI())*[.K34]" office:value-type="float" office:value="9.65925826289068">
            <text:p>9,7</text:p>
          </table:table-cell>
          <table:table-cell table:style-name="ce6" table:formula="of:=COS([.L32]/180*PI())*COS([.L33]/180*PI())*[.L34]" office:value-type="float" office:value="8.66025403784439">
            <text:p>8,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14"/>
        </table:table-row>
        <table:table-row table:style-name="ro1">
          <table:table-cell/>
          <table:table-cell table:style-name="ce2" office:value-type="string">
            <text:p>modelview</text:p>
          </table:table-cell>
          <table:table-cell office:value-type="string">
            <text:p>x</text:p>
          </table:table-cell>
          <table:table-cell table:formula="of:=[.D36]" office:value-type="float" office:value="0">
            <text:p>0,0</text:p>
          </table:table-cell>
          <table:table-cell table:formula="of:=[.E36]" office:value-type="float" office:value="0">
            <text:p>0,0</text:p>
          </table:table-cell>
          <table:table-cell table:formula="of:=[.F36]" office:value-type="float" office:value="0">
            <text:p>0,0</text:p>
          </table:table-cell>
          <table:table-cell table:formula="of:=[.G36]" office:value-type="float" office:value="0">
            <text:p>0,0</text:p>
          </table:table-cell>
          <table:table-cell table:style-name="ce2" table:formula="of:=[.H36]" office:value-type="float" office:value="0">
            <text:p>0,0</text:p>
          </table:table-cell>
          <table:table-cell table:style-name="ce2" table:formula="of:=[.I36]" office:value-type="float" office:value="0">
            <text:p>0,0</text:p>
          </table:table-cell>
          <table:table-cell table:style-name="ce2" table:formula="of:=[.J36]" office:value-type="float" office:value="0">
            <text:p>0,0</text:p>
          </table:table-cell>
          <table:table-cell table:style-name="ce2" table:formula="of:=[.K36]" office:value-type="float" office:value="0">
            <text:p>0,0</text:p>
          </table:table-cell>
          <table:table-cell table:style-name="ce2" table:formula="of:=[.L36]" office:value-type="float" office:value="0">
            <text:p>0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y</text:p>
          </table:table-cell>
          <table:table-cell table:formula="of:=-[.D37]" office:value-type="float" office:value="10">
            <text:p>10,0</text:p>
          </table:table-cell>
          <table:table-cell table:formula="of:=-[.E37]" office:value-type="float" office:value="9.65925826289068">
            <text:p>9,7</text:p>
          </table:table-cell>
          <table:table-cell table:formula="of:=-[.F37]" office:value-type="float" office:value="8.66025403784439">
            <text:p>8,7</text:p>
          </table:table-cell>
          <table:table-cell table:formula="of:=-[.G37]" office:value-type="float" office:value="7.07106781186547">
            <text:p>7,1</text:p>
          </table:table-cell>
          <table:table-cell table:style-name="ce2" table:formula="of:=-[.H37]" office:value-type="float" office:value="5">
            <text:p>5,0</text:p>
          </table:table-cell>
          <table:table-cell table:style-name="ce2" table:formula="of:=-[.I37]" office:value-type="float" office:value="2.58819045102521">
            <text:p>2,6</text:p>
          </table:table-cell>
          <table:table-cell table:style-name="ce2" table:formula="of:=-[.J37]" office:value-type="float" office:value="-0">
            <text:p>0,0</text:p>
          </table:table-cell>
          <table:table-cell table:style-name="ce2" table:formula="of:=-[.K37]" office:value-type="float" office:value="-2.58819045102521">
            <text:p>-2,6</text:p>
          </table:table-cell>
          <table:table-cell table:style-name="ce2" table:formula="of:=-[.L37]" office:value-type="float" office:value="-5">
            <text:p>-5,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>
            <text:p>z</text:p>
          </table:table-cell>
          <table:table-cell table:formula="of:=-[.D38]" office:value-type="float" office:value="-6.12303176911189E-016">
            <text:p>0,0</text:p>
          </table:table-cell>
          <table:table-cell table:formula="of:=-[.E38]" office:value-type="float" office:value="-2.58819045102521">
            <text:p>-2,6</text:p>
          </table:table-cell>
          <table:table-cell table:formula="of:=-[.F38]" office:value-type="float" office:value="-5">
            <text:p>-5,0</text:p>
          </table:table-cell>
          <table:table-cell table:formula="of:=-[.G38]" office:value-type="float" office:value="-7.07106781186548">
            <text:p>-7,1</text:p>
          </table:table-cell>
          <table:table-cell table:style-name="ce2" table:formula="of:=-[.H38]" office:value-type="float" office:value="-8.66025403784439">
            <text:p>-8,7</text:p>
          </table:table-cell>
          <table:table-cell table:style-name="ce2" table:formula="of:=-[.I38]" office:value-type="float" office:value="-9.65925826289068">
            <text:p>-9,7</text:p>
          </table:table-cell>
          <table:table-cell table:style-name="ce2" table:formula="of:=-[.J38]" office:value-type="float" office:value="-10">
            <text:p>-10,0</text:p>
          </table:table-cell>
          <table:table-cell table:style-name="ce2" table:formula="of:=-[.K38]" office:value-type="float" office:value="-9.65925826289068">
            <text:p>-9,7</text:p>
          </table:table-cell>
          <table:table-cell table:style-name="ce2" table:formula="of:=-[.L38]" office:value-type="float" office:value="-8.66025403784439">
            <text:p>-8,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formula="of:=ACOS(-[.D42]/SQRT([.D42]*[.D42]+[.D41]*[.D41]+[.D40]*[.D40]))/PI()*180" office:value-type="float" office:value="90">
            <text:p>90,0</text:p>
          </table:table-cell>
          <table:table-cell table:formula="of:=ACOS(-[.E42]/SQRT([.E42]*[.E42]+[.E41]*[.E41]+[.E40]*[.E40]))/PI()*180" office:value-type="float" office:value="75">
            <text:p>75,0</text:p>
          </table:table-cell>
          <table:table-cell table:formula="of:=ACOS(-[.F42]/SQRT([.F42]*[.F42]+[.F41]*[.F41]+[.F40]*[.F40]))/PI()*180" office:value-type="float" office:value="60">
            <text:p>60,0</text:p>
          </table:table-cell>
          <table:table-cell table:formula="of:=ACOS(-[.G42]/SQRT([.G42]*[.G42]+[.G41]*[.G41]+[.G40]*[.G40]))/PI()*180" office:value-type="float" office:value="45">
            <text:p>45,0</text:p>
          </table:table-cell>
          <table:table-cell table:style-name="ce2" table:formula="of:=ACOS(-[.H42]/SQRT([.H42]*[.H42]+[.H41]*[.H41]+[.H40]*[.H40]))/PI()*180" office:value-type="float" office:value="30">
            <text:p>30,0</text:p>
          </table:table-cell>
          <table:table-cell table:style-name="ce2" table:formula="of:=ACOS(-[.I42]/SQRT([.I42]*[.I42]+[.I41]*[.I41]+[.I40]*[.I40]))/PI()*180" office:value-type="float" office:value="15">
            <text:p>15,0</text:p>
          </table:table-cell>
          <table:table-cell table:style-name="ce2" table:formula="of:=ACOS(-[.J42]/SQRT([.J42]*[.J42]+[.J41]*[.J41]+[.J40]*[.J40]))/PI()*180" office:value-type="float" office:value="0">
            <text:p>0,0</text:p>
          </table:table-cell>
          <table:table-cell table:style-name="ce2" table:formula="of:=ACOS(-[.K42]/SQRT([.K42]*[.K42]+[.K41]*[.K41]+[.K40]*[.K40]))/PI()*180" office:value-type="float" office:value="15">
            <text:p>15,0</text:p>
          </table:table-cell>
          <table:table-cell table:style-name="ce2" table:formula="of:=ACOS(-[.L42]/SQRT([.L42]*[.L42]+[.L41]*[.L41]+[.L40]*[.L40]))/PI()*180" office:value-type="float" office:value="30">
            <text:p>30,0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2" office:value-type="float" office:value="0.5">
            <text:p>0,5</text:p>
          </table:table-cell>
          <table:table-cell office:value-type="string">
            <text:p>r</text:p>
          </table:table-cell>
          <table:table-cell table:formula="of:=2*[.$B45]*SIN([.D44]/2/180*PI())" office:value-type="float" office:value="0.707106781186547">
            <text:p>0,7</text:p>
          </table:table-cell>
          <table:table-cell table:formula="of:=2*[.$B45]*SIN([.E44]/2/180*PI())" office:value-type="float" office:value="0.608761429008721">
            <text:p>0,6</text:p>
          </table:table-cell>
          <table:table-cell table:formula="of:=2*[.$B45]*SIN([.F44]/2/180*PI())" office:value-type="float" office:value="0.5">
            <text:p>0,5</text:p>
          </table:table-cell>
          <table:table-cell table:formula="of:=2*[.$B45]*SIN([.G44]/2/180*PI())" office:value-type="float" office:value="0.38268343236509">
            <text:p>0,4</text:p>
          </table:table-cell>
          <table:table-cell table:style-name="ce2" table:formula="of:=2*[.$B45]*SIN([.H44]/2/180*PI())" office:value-type="float" office:value="0.258819045102521">
            <text:p>0,3</text:p>
          </table:table-cell>
          <table:table-cell table:style-name="ce2" table:formula="of:=2*[.$B45]*SIN([.I44]/2/180*PI())" office:value-type="float" office:value="0.130526192220051">
            <text:p>0,1</text:p>
          </table:table-cell>
          <table:table-cell table:style-name="ce2" table:formula="of:=2*[.$B45]*SIN([.J44]/2/180*PI())" office:value-type="float" office:value="0">
            <text:p>0,0</text:p>
          </table:table-cell>
          <table:table-cell table:style-name="ce2" table:formula="of:=2*[.$B45]*SIN([.K44]/2/180*PI())" office:value-type="float" office:value="0.130526192220051">
            <text:p>0,1</text:p>
          </table:table-cell>
          <table:table-cell table:style-name="ce2" table:formula="of:=2*[.$B45]*SIN([.L44]/2/180*PI())" office:value-type="float" office:value="0.258819045102521">
            <text:p>0,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f =&gt; wmax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>
            <text:p>f</text:p>
          </table:table-cell>
          <table:table-cell table:style-name="ce2" office:value-type="float" office:value="0.5">
            <text:p>0,5</text:p>
          </table:table-cell>
          <table:table-cell table:formula="of:=[.B53]*SQRT(2)" office:value-type="float" office:value="0.707106781186548">
            <text:p>0,7</text:p>
          </table:table-cell>
          <table:table-cell table:formula="of:=[.C53]*SQRT(2)" office:value-type="float" office:value="1">
            <text:p>1,0</text:p>
          </table:table-cell>
          <table:table-cell table:formula="of:=[.D53]*SQRT(2)" office:value-type="float" office:value="1.4142135623731">
            <text:p>1,4</text:p>
          </table:table-cell>
          <table:table-cell table:formula="of:=[.E53]*SQRT(2)" office:value-type="float" office:value="2">
            <text:p>2,0</text:p>
          </table:table-cell>
          <table:table-cell table:formula="of:=[.F53]*SQRT(2)" office:value-type="float" office:value="2.82842712474619">
            <text:p>2,8</text:p>
          </table:table-cell>
          <table:table-cell table:style-name="ce2" table:formula="of:=[.G53]*SQRT(2)" office:value-type="float" office:value="4">
            <text:p>4,0</text:p>
          </table:table-cell>
          <table:table-cell table:number-columns-repeated="8"/>
        </table:table-row>
        <table:table-row table:style-name="ro1">
          <table:table-cell office:value-type="string">
            <text:p>xmax = r</text:p>
          </table:table-cell>
          <table:table-cell table:style-name="ce2" office:value-type="float" office:value="1">
            <text:p>1,0</text:p>
          </table:table-cell>
          <table:table-cell table:formula="of:=[.B54]" office:value-type="float" office:value="1">
            <text:p>1,0</text:p>
          </table:table-cell>
          <table:table-cell table:formula="of:=[.C54]" office:value-type="float" office:value="1">
            <text:p>1,0</text:p>
          </table:table-cell>
          <table:table-cell table:formula="of:=[.D54]" office:value-type="float" office:value="1">
            <text:p>1,0</text:p>
          </table:table-cell>
          <table:table-cell table:formula="of:=[.E54]" office:value-type="float" office:value="1">
            <text:p>1,0</text:p>
          </table:table-cell>
          <table:table-cell table:formula="of:=[.F54]" office:value-type="float" office:value="1">
            <text:p>1,0</text:p>
          </table:table-cell>
          <table:table-cell table:style-name="ce2" table:formula="of:=[.G54]" office:value-type="float" office:value="1">
            <text:p>1,0</text:p>
          </table:table-cell>
          <table:table-cell table:number-columns-repeated="8"/>
        </table:table-row>
        <table:table-row table:style-name="ro1">
          <table:table-cell office:value-type="string">
            <text:p>wmax</text:p>
          </table:table-cell>
          <table:table-cell table:style-name="ce2" table:formula="of:=ASIN([.B54]/2/[.B53])/PI()*180*2" office:value-type="float" office:value="180">
            <text:p>180,0</text:p>
          </table:table-cell>
          <table:table-cell table:formula="of:=ASIN([.C54]/2/[.C53])/PI()*180*2" office:value-type="float" office:value="90">
            <text:p>90,0</text:p>
          </table:table-cell>
          <table:table-cell table:formula="of:=ASIN([.D54]/2/[.D53])/PI()*180*2" office:value-type="float" office:value="60">
            <text:p>60,0</text:p>
          </table:table-cell>
          <table:table-cell table:formula="of:=ASIN([.E54]/2/[.E53])/PI()*180*2" office:value-type="float" office:value="41.4096221092709">
            <text:p>41,4</text:p>
          </table:table-cell>
          <table:table-cell table:formula="of:=ASIN([.F54]/2/[.F53])/PI()*180*2" office:value-type="float" office:value="28.9550243718598">
            <text:p>29,0</text:p>
          </table:table-cell>
          <table:table-cell table:formula="of:=ASIN([.G54]/2/[.G53])/PI()*180*2" office:value-type="float" office:value="20.3641348063178">
            <text:p>20,4</text:p>
          </table:table-cell>
          <table:table-cell table:style-name="ce2" table:formula="of:=ASIN([.H54]/2/[.H53])/PI()*180*2" office:value-type="float" office:value="14.3615115629166">
            <text:p>14,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>
            <text:p>perspecth =&gt; proj(1,1) =&gt; f</text:p>
          </table:table-cell>
          <table:table-cell table:number-columns-repeated="15"/>
        </table:table-row>
        <table:table-row table:style-name="ro1">
          <table:table-cell office:value-type="string">
            <text:p>prespecth</text:p>
          </table:table-cell>
          <table:table-cell table:style-name="ce2" table:formula="of:=[.B55]*2" office:value-type="float" office:value="360">
            <text:p>360,0</text:p>
          </table:table-cell>
          <table:table-cell table:formula="of:=[.C55]*2" office:value-type="float" office:value="180">
            <text:p>180,0</text:p>
          </table:table-cell>
          <table:table-cell table:formula="of:=[.D55]*2" office:value-type="float" office:value="120">
            <text:p>120,0</text:p>
          </table:table-cell>
          <table:table-cell table:formula="of:=[.E55]*2" office:value-type="float" office:value="82.8192442185417">
            <text:p>82,8</text:p>
          </table:table-cell>
          <table:table-cell table:formula="of:=[.F55]*2" office:value-type="float" office:value="57.9100487437197">
            <text:p>57,9</text:p>
          </table:table-cell>
          <table:table-cell table:formula="of:=[.G55]*2" office:value-type="float" office:value="40.7282696126356">
            <text:p>40,7</text:p>
          </table:table-cell>
          <table:table-cell table:style-name="ce2" table:formula="of:=[.H55]*2" office:value-type="float" office:value="28.7230231258331">
            <text:p>28,7</text:p>
          </table:table-cell>
          <table:table-cell table:number-columns-repeated="8"/>
        </table:table-row>
        <table:table-row table:style-name="ro1">
          <table:table-cell office:value-type="string">
            <text:p>proj(1,1)</text:p>
          </table:table-cell>
          <table:table-cell table:style-name="ce3" table:formula="of:=COT([.B58]/2/180*PI())" office:value-type="float" office:value="-8.16588936419192E+015">
            <text:p>-8165889364191920,000</text:p>
          </table:table-cell>
          <table:table-cell table:style-name="ce3" table:formula="of:=COT([.C58]/2/180*PI())" office:value-type="float" office:value="2.8327492261615E-016">
            <text:p>0,000</text:p>
          </table:table-cell>
          <table:table-cell table:style-name="ce3" table:formula="of:=COT([.D58]/2/180*PI())" office:value-type="float" office:value="0.577350269189626">
            <text:p>0,577</text:p>
          </table:table-cell>
          <table:table-cell table:style-name="ce3" table:formula="of:=COT([.E58]/2/180*PI())" office:value-type="float" office:value="1.13389341902768">
            <text:p>1,134</text:p>
          </table:table-cell>
          <table:table-cell table:style-name="ce3" table:formula="of:=COT([.F58]/2/180*PI())" office:value-type="float" office:value="1.80739222823013">
            <text:p>1,807</text:p>
          </table:table-cell>
          <table:table-cell table:style-name="ce3" table:formula="of:=COT([.G58]/2/180*PI())" office:value-type="float" office:value="2.69407953040162">
            <text:p>2,694</text:p>
          </table:table-cell>
          <table:table-cell table:style-name="ce3" table:formula="of:=COT([.H58]/2/180*PI())" office:value-type="float" office:value="3.90563288776202">
            <text:p>3,906</text:p>
          </table:table-cell>
          <table:table-cell table:number-columns-repeated="8"/>
        </table:table-row>
        <table:table-row table:style-name="ro1">
          <table:table-cell office:value-type="string">
            <text:p>wmax</text:p>
          </table:table-cell>
          <table:table-cell table:style-name="ce2" table:formula="of:=ACOT([.B59])/PI()*180" office:value-type="float" office:value="180">
            <text:p>180,0</text:p>
          </table:table-cell>
          <table:table-cell table:formula="of:=ACOT([.C59])/PI()*180" office:value-type="float" office:value="90">
            <text:p>90,0</text:p>
          </table:table-cell>
          <table:table-cell table:formula="of:=ACOT([.D59])/PI()*180" office:value-type="float" office:value="60">
            <text:p>60,0</text:p>
          </table:table-cell>
          <table:table-cell table:formula="of:=ACOT([.E59])/PI()*180" office:value-type="float" office:value="41.4096221092708">
            <text:p>41,4</text:p>
          </table:table-cell>
          <table:table-cell table:formula="of:=ACOT([.F59])/PI()*180" office:value-type="float" office:value="28.9550243718598">
            <text:p>29,0</text:p>
          </table:table-cell>
          <table:table-cell table:formula="of:=ACOT([.G59])/PI()*180" office:value-type="float" office:value="20.3641348063178">
            <text:p>20,4</text:p>
          </table:table-cell>
          <table:table-cell table:style-name="ce2" table:formula="of:=ACOT([.H59])/PI()*180" office:value-type="float" office:value="14.3615115629166">
            <text:p>14,4</text:p>
          </table:table-cell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2" table:formula="of:=0.5/SIN([.B60]/2/180*PI())" office:value-type="float" office:value="0.5">
            <text:p>0,5</text:p>
          </table:table-cell>
          <table:table-cell table:formula="of:=0.5/SIN([.C60]/2/180*PI())" office:value-type="float" office:value="0.707106781186548">
            <text:p>0,7</text:p>
          </table:table-cell>
          <table:table-cell table:formula="of:=0.5/SIN([.D60]/2/180*PI())" office:value-type="float" office:value="1">
            <text:p>1,0</text:p>
          </table:table-cell>
          <table:table-cell table:formula="of:=0.5/SIN([.E60]/2/180*PI())" office:value-type="float" office:value="1.4142135623731">
            <text:p>1,4</text:p>
          </table:table-cell>
          <table:table-cell table:formula="of:=0.5/SIN([.F60]/2/180*PI())" office:value-type="float" office:value="2">
            <text:p>2,0</text:p>
          </table:table-cell>
          <table:table-cell table:formula="of:=0.5/SIN([.G60]/2/180*PI())" office:value-type="float" office:value="2.82842712474619">
            <text:p>2,8</text:p>
          </table:table-cell>
          <table:table-cell table:style-name="ce2" table:formula="of:=0.5/SIN([.H60]/2/180*PI())" office:value-type="float" office:value="4">
            <text:p>4,0</text:p>
          </table:table-cell>
          <table:table-cell table:number-columns-repeated="8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.12.2010</text:date>, <text:time>13:2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uckhorn</meta:initial-creator>
    <meta:creation-date>2010-12-10T13:35:33</meta:creation-date>
    <dc:date>2010-12-13T13:29:29</dc:date>
    <dc:creator>Frank Duckhorn</dc:creator>
    <meta:editing-duration>PT11H32M34S</meta:editing-duration>
    <meta:editing-cycles>10</meta:editing-cycles>
    <meta:generator>OpenOffice.org/3.2$Linux OpenOffice.org_project/320m19$Build-9505</meta:generator>
    <meta:document-statistic meta:table-count="3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minimum="0" chart:maximum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8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8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8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08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875cm" xlink:href=".." chart:class="chart:line" chart:column-mapping="0 1" chart:style-name="ch1">
        <chart:legend chart:legend-position="end" svg:x="13.086cm" svg:y="3.905cm" chart:style-name="ch2"/>
        <chart:plot-area chart:style-name="ch3" table:cell-range-address="Tabelle1.B4:Tabelle1.B24 Tabelle1.C4:Tabelle1.C13 Tabelle1.D4:Tabelle1.D22 Tabelle1.E4:Tabelle1.G24" chart:data-source-has-labels="both" svg:x="0.319cm" svg:y="0.197cm" svg:width="12.449cm" svg:height="9.284cm">
          <chart:axis chart:dimension="x" chart:name="primary-x" chart:style-name="ch4">
            <chart:categories table:cell-range-address="Tabelle1.B5:Tabelle1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5:Tabelle1.C13" chart:label-cell-address="Tabelle1.C4:Tabelle1.C4" chart:class="chart:line">
            <chart:data-point chart:repeated="9"/>
          </chart:series>
          <chart:series chart:style-name="ch8" chart:values-cell-range-address="Tabelle1.D5:Tabelle1.D22" chart:label-cell-address="Tabelle1.D4:Tabelle1.D4" chart:class="chart:line">
            <chart:data-point chart:repeated="18"/>
          </chart:series>
          <chart:series chart:style-name="ch9" chart:values-cell-range-address="Tabelle1.E5:Tabelle1.E24" chart:label-cell-address="Tabelle1.E4:Tabelle1.E4" chart:class="chart:line">
            <chart:data-point chart:repeated="20"/>
          </chart:series>
          <chart:series chart:style-name="ch10" chart:values-cell-range-address="Tabelle1.F5:Tabelle1.F24" chart:label-cell-address="Tabelle1.F4:Tabelle1.F4" chart:class="chart:line">
            <chart:data-point chart:repeated="20"/>
          </chart:series>
          <chart:series chart:style-name="ch11" chart:values-cell-range-address="Tabelle1.G5:Tabelle1.G24" chart:label-cell-address="Tabelle1.G4:Tabelle1.G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elle1.C4:Tabelle1.C4">gnomonisch</text:p>
              </table:table-cell>
              <table:table-cell office:value-type="string">
                <text:p text:id="Tabelle1.D4:Tabelle1.D4">winkeltreu</text:p>
              </table:table-cell>
              <table:table-cell office:value-type="string">
                <text:p text:id="Tabelle1.E4:Tabelle1.E4">äquidistant</text:p>
              </table:table-cell>
              <table:table-cell office:value-type="string">
                <text:p text:id="Tabelle1.F4:Tabelle1.F4">flächentreu</text:p>
              </table:table-cell>
              <table:table-cell office:value-type="string">
                <text:p text:id="Tabelle1.G4:Tabelle1.G4">orthographisch</text:p>
              </table:table-cell>
            </table:table-row>
          </table:table-header-rows>
          <table:table-rows>
            <table:table-row>
              <table:table-cell office:value-type="string">
                <text:p text:id="Tabelle1.B5:Tabelle1.B24">0</text:p>
              </table:table-cell>
              <table:table-cell office:value-type="float" office:value="0">
                <text:p text:id="Tabelle1.C5:Tabelle1.C13">0</text:p>
              </table:table-cell>
              <table:table-cell office:value-type="float" office:value="0">
                <text:p text:id="Tabelle1.D5:Tabelle1.D22">0</text:p>
              </table:table-cell>
              <table:table-cell office:value-type="float" office:value="0">
                <text:p text:id="Tabelle1.E5:Tabelle1.E24">0</text:p>
              </table:table-cell>
              <table:table-cell office:value-type="float" office:value="0">
                <text:p text:id="Tabelle1.F5:Tabelle1.F24">0</text:p>
              </table:table-cell>
              <table:table-cell office:value-type="float" office:value="0">
                <text:p text:id="Tabelle1.G5:Tabelle1.G24"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1634903542325">
                <text:p>0.0881634903542325</text:p>
              </table:table-cell>
              <table:table-cell office:value-type="float" office:value="0.087488663525924">
                <text:p>0.087488663525924</text:p>
              </table:table-cell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0868240888334652">
                <text:p>0.086824088833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1985117133101">
                <text:p>0.181985117133101</text:p>
              </table:table-cell>
              <table:table-cell office:value-type="float" office:value="0.176326980708465">
                <text:p>0.176326980708465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71010071662834">
                <text:p>0.171010071662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8675134594813">
                <text:p>0.288675134594813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954981558864">
                <text:p>0.41954981558864</text:p>
              </table:table-cell>
              <table:table-cell office:value-type="float" office:value="0.363970234266202">
                <text:p>0.363970234266202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5876796297105">
                <text:p>0.595876796297105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383022221559489">
                <text:p>0.383022221559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373870972731">
                <text:p>1.37373870972731</text:p>
              </table:table-cell>
              <table:table-cell office:value-type="float" office:value="0.70020753820971">
                <text:p>0.70020753820971</text:p>
              </table:table-cell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69846310392954">
                <text:p>0.469846310392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3564090980885">
                <text:p>2.83564090980885</text:p>
              </table:table-cell>
              <table:table-cell office:value-type="float" office:value="0.83909963117728">
                <text:p>0.83909963117728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492403876506104">
                <text:p>0.492403876506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19175359259421">
                <text:p>1.19175359259421</text:p>
              </table:table-cell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2403876506104">
                <text:p>0.492403876506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42814800674211">
                <text:p>1.42814800674211</text:p>
              </table:table-cell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469846310392954">
                <text:p>0.469846310392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433012701892219">
                <text:p>0.433012701892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2.14450692050956">
                <text:p>2.14450692050956</text:p>
              </table:table-cell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383022221559489">
                <text:p>0.383022221559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2.74747741945462">
                <text:p>2.74747741945462</text:p>
              </table:table-cell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2139380484327">
                <text:p>0.32139380484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3.73205080756888">
                <text:p>3.73205080756888</text:p>
              </table:table-cell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5.67128181961771">
                <text:p>5.67128181961771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1010071662834">
                <text:p>0.1710100716628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11.4300523027613">
                <text:p>11.4300523027613</text:p>
              </table:table-cell>
              <table:table-cell office:value-type="float" office:value="1.48352986419518">
                <text:p>1.483529864195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868240888334653">
                <text:p>0.08682408883346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  <table:table-cell office:value-type="float" office:value="6.12303176911188E-017">
                <text:p>6.12303176911188E-0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0868240888334652">
                <text:p>-0.086824088833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